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1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1" fo:font-size="10pt" officeooo:paragraph-rsid="002b7e1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1" officeooo:rsid="003c9d6c" officeooo:paragraph-rsid="002b7e15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42f57a" officeooo:paragraph-rsid="002b7e15" fo:background-color="#ffffff"/>
    </style:style>
    <style:style style:name="P12" style:family="paragraph" style:parent-style-name="Table_20_Contents">
      <style:text-properties style:font-name="Times New Roman1" officeooo:paragraph-rsid="002b7e15"/>
    </style:style>
    <style:style style:name="P13" style:family="paragraph" style:parent-style-name="Table_20_Contents">
      <style:text-properties style:font-name="Times New Roman1" officeooo:rsid="003c9d6c" officeooo:paragraph-rsid="002b7e15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officeooo:paragraph-rsid="002b7e1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2efb18" officeooo:paragraph-rsid="002efb18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62d9c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paragraph-rsid="002b7e15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1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9" style:family="paragraph" style:parent-style-name="Table_20_Contents">
      <style:text-properties fo:font-variant="small-caps" fo:color="#999999" style:text-position="0% 100%" style:font-name="Times New Roman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1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1" officeooo:paragraph-rsid="002b7e15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1" fo:font-size="12pt" officeooo:paragraph-rsid="002b7e15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3b417d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1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1" fo:font-size="12pt" officeooo:rsid="001017d3" officeooo:paragraph-rsid="002b7e15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1" officeooo:rsid="003648a3" officeooo:paragraph-rsid="002b7e15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1" officeooo:paragraph-rsid="002b7e15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1" fo:font-size="10pt" fo:font-weight="normal" officeooo:paragraph-rsid="002b7e15" style:font-size-asian="10pt" style:font-weight-asian="normal" style:font-size-complex="10pt" style:font-weight-complex="normal"/>
    </style:style>
    <style:style style:name="P2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422e8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style:use-window-font-color="true" style:font-name="Times New Roman1" officeooo:rsid="003c9d6c"/>
    </style:style>
    <style:style style:name="T9" style:family="text">
      <style:text-properties style:use-window-font-color="true" style:font-name="Times New Roman1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officeooo:rsid="00364877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officeooo:rsid="003c9d6c" fo:background-color="#ffffff" loext:char-shading-value="0"/>
    </style:style>
    <style:style style:name="T20" style:family="text">
      <style:text-properties style:font-name="Times New Roman1" officeooo:rsid="003c9d6c"/>
    </style:style>
    <style:style style:name="T21" style:family="text">
      <style:text-properties fo:font-variant="normal" fo:text-transform="none" fo:color="#eeeeee" style:font-name="Times New Roman1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1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8"/>
      <text:p text:style-name="P18"/>
      <text:p text:style-name="P18"/>
      <text:p text:style-name="P18"/>
      <text:p text:style-name="P18"><text:span text:style-name="T6">Declaração</text:span> <text:span text:style-name="T7">De Inscrição</text:span></text:p>
      <text:p text:style-name="P18"/>
      <text:p text:style-name="P29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8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</text:span><text:span text:style-name="T18"><text:text-input text:description="${curriculumInformation.curricularYear}">${curriculumInformation.curricularYear}</text:text-input></text:span><text:span text:style-name="T20">.º Ano, no Curso de </text:span><text:span text:style-name="T20"><text:text-input text:description="${lang.pt(curricularPlanInformation.degreePresentationName)}">${lang.pt(curricularPlanInformation.degreePresentationName)}</text:text-input></text:span><text:span text:style-name="T19"> no ano </text:span><text:span text:style-name="T18">letivo de </text:span><text:span text:style-name="T18"><text:text-input text:description="${executionYearName}">${executionYearName}</text:text-input></text:span><text:span text:style-name="T18"><text:text-input text:description="[#if serviceRequest.detailed]">[#if serviceRequest.detailed]</text:text-input></text:span><text:span text:style-name="T18">, </text:span><text:span text:style-name="T18"><text:text-input text:description="[#if totalNormalEnrolments &gt; 1]">[#if totalNormalEnrolments &gt; 1]</text:text-input></text:span><text:span text:style-name="T18">nas seguintes unidades curriculares</text:span><text:span text:style-name="T18"><text:text-input text:description="[#else]">[#else]</text:text-input></text:span><text:span text:style-name="T18">na seguinte unidade curricular</text:span><text:span text:style-name="T18"><text:text-input text:description="[/#if]">[/#if]</text:text-input></text:span><text:span text:style-name="T18">:</text:span><text:span text:style-name="T18"><text:text-input text:description="[#if !serviceRequest.detailed]">[#elseif !serviceRequest.detailed]</text:text-input></text:span><text:span text:style-name="T18">.</text:span><text:span text:style-name="T18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text-input text:description="[#if totalNormalEnrolments &gt; 1]">[#if totalNormalEnrolments &gt; 1]</text:text-input><text:span text:style-name="T21">Unidades Curriculares</text:span><text:text-input text:description="[#else]">[#else]</text:text-input><text:span text:style-name="T22">Unidade Curricular</text:span><text:span text:style-name="T22"><text:initial-creator/></text:span><text:text-input text:description="[/#if]">[/#if]</text:text-input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3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0"/>
      <text:p text:style-name="P30"><text:text-input text:description="[/#if]">[/#if]</text:text-input></text:p>
      <text:p text:style-name="P14"/>
      <text:p text:style-name="P14"><text:span text:style-name="T2">Reitoria</text:span><text:span text:style-name="T4"> </text:span><text:span text:style-name="T3">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9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6">O presente documento só é válido com assinatura e carimbo da instituição!</text:p>
            <text:p text:style-name="P7"><text:text-input text:description="[#if hasPricetag]">[#if hasPricetag]</text:text-input></text:p>
            <text:p text:style-name="P28"><text:span text:style-name="T11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B1" office:value-type="string">
            <text:p text:style-name="P15">Área de Estudantes e Certificação Académica,</text:p>
            <text:p text:style-name="P16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7"/>
          </table:table-cell>
        </table:table-row>
      </table:table>
      <text:p text:style-name="P12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7"><text:text-input text:description="[#if hasPricetag]">[#if hasPricetag]</text:text-input></text:p>
            <text:p text:style-name="P28"><text:span text:style-name="T11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3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shadow="none" style:writing-mode="lr-tb"/>
      <style:text-properties fo:color="#000000" style:font-name="Times New Roman" fo:font-family="'Times New Roman'" style:font-style-name="Regular" style:font-family-generic="roman" style:font-pitch="variable" fo:font-size="12pt" fo:language="en" fo:country="U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1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7:27:27.643075806</dc:date>
    <meta:editing-duration>PT2H38M33S</meta:editing-duration>
    <meta:editing-cycles>45</meta:editing-cycles>
    <meta:generator>LibreOffice/4.2.8.2$Linux_X86_64 LibreOffice_project/420m0$Build-2</meta:generator>
    <meta:document-statistic meta:table-count="4" meta:image-count="1" meta:object-count="0" meta:page-count="2" meta:paragraph-count="32" meta:word-count="512" meta:character-count="4074" meta:non-whitespace-character-count="3796"/>
  </office:meta>
</office:document-meta>
</file>